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021" calcext:value-type="float">
            <text:p>3021</text:p>
          </table:table-cell>
          <table:table-cell table:formula="of:=[.A1]/[.B1]" office:value-type="float" office:value="1.00264812975836" calcext:value-type="float">
            <text:p>1.002648129758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[.$C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4]*[.$C$1]" office:value-type="float" office:value="113.299238662694" calcext:value-type="float">
            <text:p>113.29923866269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5]*[.$C$1]" office:value-type="float" office:value="227.601125455147" calcext:value-type="float">
            <text:p>227.60112545514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]*[.$C$1]" office:value-type="float" office:value="317.8394571334" calcext:value-type="float">
            <text:p>317.839457133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7]*[.$C$1]" office:value-type="float" office:value="422.114862628269" calcext:value-type="float">
            <text:p>422.11486262826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8]*[.$C$1]" office:value-type="float" office:value="497.313472360146" calcext:value-type="float">
            <text:p>497.31347236014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9]*[.$C$1]" office:value-type="float" office:value="584.543859649123" calcext:value-type="float">
            <text:p>584.54385964912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10]*[.$C$1]" office:value-type="float" office:value="634.676266137041" calcext:value-type="float">
            <text:p>634.67626613704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11]*[.$C$1]" office:value-type="float" office:value="711.880172128434" calcext:value-type="float">
            <text:p>711.88017212843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12]*[.$C$1]" office:value-type="float" office:value="736.946375372393" calcext:value-type="float">
            <text:p>736.94637537239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13]*[.$C$1]" office:value-type="float" office:value="828.187355180404" calcext:value-type="float">
            <text:p>828.1873551804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4]*[.$C$1]" office:value-type="float" office:value="987.608407811983" calcext:value-type="float">
            <text:p>987.608407811983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A15]*[.$C$1]" office:value-type="float" office:value="1103.91559086395" calcext:value-type="float">
            <text:p>1103.9155908639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6]*[.$C$1]" office:value-type="float" office:value="1213.20423700761" calcext:value-type="float">
            <text:p>1213.20423700761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A17]*[.$C$1]" office:value-type="float" office:value="1302.43992055611" calcext:value-type="float">
            <text:p>1302.43992055611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A18]*[.$C$1]" office:value-type="float" office:value="1388.66765971533" calcext:value-type="float">
            <text:p>1388.6676597153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A19]*[.$C$1]" office:value-type="float" office:value="1497.95630585899" calcext:value-type="float">
            <text:p>1497.95630585899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A20]*[.$C$1]" office:value-type="float" office:value="1695.47798742138" calcext:value-type="float">
            <text:p>1695.4779874213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A21]*[.$C$1]" office:value-type="float" office:value="1771.67924528302" calcext:value-type="float">
            <text:p>1771.67924528302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A22]*[.$C$1]" office:value-type="float" office:value="1950.15061238001" calcext:value-type="float">
            <text:p>1950.15061238001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23]*[.$C$1]" office:value-type="float" office:value="2030.36246276068" calcext:value-type="float">
            <text:p>2030.36246276068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A24]*[.$C$1]" office:value-type="float" office:value="2183.7676266137" calcext:value-type="float">
            <text:p>2183.7676266137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A25]*[.$C$1]" office:value-type="float" office:value="2436.43495531281" calcext:value-type="float">
            <text:p>2436.4349553128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A26]*[.$C$1]" office:value-type="float" office:value="2549.7341939755" calcext:value-type="float">
            <text:p>2549.734193975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A27]*[.$C$1]" office:value-type="float" office:value="2726.20026481298" calcext:value-type="float">
            <text:p>2726.20026481298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A28]*[.$C$1]" office:value-type="float" office:value="3029" calcext:value-type="float">
            <text:p>30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1T02:52:34.765000000</meta:creation-date>
    <dc:date>2019-09-21T16:11:06.827000000</dc:date>
    <meta:editing-duration>PT13H8M22S</meta:editing-duration>
    <meta:editing-cycles>1</meta:editing-cycles>
    <meta:document-statistic meta:table-count="1" meta:cell-count="55" meta:object-count="0"/>
    <meta:generator>LibreOffice/6.3.0.4$Windows_X86_64 LibreOffice_project/057fc023c990d676a43019934386b85b21a9ee99</meta:generator>
  </office:meta>
</office:document-meta>
</file>